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15324e"/>
    </style:style>
    <style:style style:name="P2" style:family="paragraph" style:parent-style-name="Preformatted_20_Text">
      <style:text-properties officeooo:rsid="0016a600" officeooo:paragraph-rsid="0016a600"/>
    </style:style>
    <style:style style:name="P3" style:family="paragraph" style:parent-style-name="Preformatted_20_Text">
      <style:text-properties officeooo:rsid="0016a600" officeooo:paragraph-rsid="0043f48a"/>
    </style:style>
    <style:style style:name="P4" style:family="paragraph" style:parent-style-name="Preformatted_20_Text">
      <style:text-properties officeooo:rsid="001bd521" officeooo:paragraph-rsid="001bd521"/>
    </style:style>
    <style:style style:name="P5" style:family="paragraph" style:parent-style-name="Preformatted_20_Text">
      <style:text-properties officeooo:paragraph-rsid="001de758"/>
    </style:style>
    <style:style style:name="P6" style:family="paragraph" style:parent-style-name="Preformatted_20_Text">
      <style:text-properties officeooo:rsid="001de758" officeooo:paragraph-rsid="001de758"/>
    </style:style>
    <style:style style:name="P7" style:family="paragraph" style:parent-style-name="Preformatted_20_Text">
      <style:text-properties fo:font-style="normal" officeooo:rsid="00258399" officeooo:paragraph-rsid="00258399" style:font-style-asian="normal" style:font-style-complex="normal"/>
    </style:style>
    <style:style style:name="P8" style:family="paragraph" style:parent-style-name="Preformatted_20_Text">
      <style:text-properties fo:font-style="normal" fo:font-weight="bold" style:font-style-asian="normal" style:font-weight-asian="bold" style:font-style-complex="normal" style:font-weight-complex="bold"/>
    </style:style>
    <style:style style:name="P9" style:family="paragraph" style:parent-style-name="Preformatted_20_Text">
      <style:text-properties officeooo:rsid="003f5f91" officeooo:paragraph-rsid="00410e3a"/>
    </style:style>
    <style:style style:name="P10" style:family="paragraph" style:parent-style-name="Preformatted_20_Text">
      <style:text-properties officeooo:paragraph-rsid="00410e3a"/>
    </style:style>
    <style:style style:name="P11" style:family="paragraph" style:parent-style-name="Preformatted_20_Text">
      <style:paragraph-properties fo:text-align="start" style:justify-single-word="false"/>
      <style:text-properties officeooo:rsid="00410e3a" officeooo:paragraph-rsid="00410e3a"/>
    </style:style>
    <style:style style:name="P12" style:family="paragraph" style:parent-style-name="Preformatted_20_Text">
      <style:text-properties officeooo:paragraph-rsid="0042094e"/>
    </style:style>
    <style:style style:name="P13" style:family="paragraph" style:parent-style-name="Preformatted_20_Text">
      <style:text-properties officeooo:paragraph-rsid="0043f48a"/>
    </style:style>
    <style:style style:name="P14" style:family="paragraph" style:parent-style-name="Preformatted_20_Text">
      <style:text-properties fo:color="#ffff38" style:font-name="Liberation Mono" fo:font-size="10pt" fo:font-weight="bold" officeooo:rsid="0049a300" officeooo:paragraph-rsid="0049a300" style:font-name-asian="Noto Sans Mono CJK SC" style:font-size-asian="10pt" style:font-name-complex="Liberation Mono" style:font-size-complex="10pt"/>
    </style:style>
    <style:style style:name="P15" style:family="paragraph" style:parent-style-name="Preformatted_20_Text">
      <style:text-properties officeooo:rsid="0053d546" officeooo:paragraph-rsid="0053d546"/>
    </style:style>
    <style:style style:name="P16" style:family="paragraph" style:parent-style-name="Preformatted_20_Text">
      <style:text-properties officeooo:rsid="00567b14" officeooo:paragraph-rsid="00567b14"/>
    </style:style>
    <style:style style:name="P17" style:family="paragraph" style:parent-style-name="Preformatted_20_Text">
      <style:text-properties officeooo:paragraph-rsid="005d34fc"/>
    </style:style>
    <style:style style:name="P18" style:family="paragraph" style:parent-style-name="Preformatted_20_Text">
      <style:text-properties officeooo:paragraph-rsid="0064403b"/>
    </style:style>
    <style:style style:name="P19" style:family="paragraph" style:parent-style-name="Preformatted_20_Text">
      <style:text-properties officeooo:rsid="0064403b" officeooo:paragraph-rsid="0064403b"/>
    </style:style>
    <style:style style:name="P20" style:family="paragraph" style:parent-style-name="Preformatted_20_Text">
      <style:text-properties officeooo:paragraph-rsid="007cf685"/>
    </style:style>
    <style:style style:name="P21"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22" style:family="paragraph" style:parent-style-name="Standard">
      <style:text-properties officeooo:rsid="001bd521" officeooo:paragraph-rsid="001bd521"/>
    </style:style>
    <style:style style:name="P23" style:family="paragraph" style:parent-style-name="Standard">
      <style:text-properties officeooo:rsid="001bd521" officeooo:paragraph-rsid="00200cf4"/>
    </style:style>
    <style:style style:name="P24" style:family="paragraph" style:parent-style-name="Standard">
      <style:text-properties officeooo:rsid="001bd521" officeooo:paragraph-rsid="00276029"/>
    </style:style>
    <style:style style:name="P25" style:family="paragraph" style:parent-style-name="Standard">
      <style:text-properties officeooo:rsid="001bd521" officeooo:paragraph-rsid="003f5f91"/>
    </style:style>
    <style:style style:name="P26" style:family="paragraph" style:parent-style-name="Standard">
      <style:text-properties fo:font-style="normal" officeooo:rsid="00184aba" officeooo:paragraph-rsid="0016a600" style:font-style-asian="normal" style:font-style-complex="normal"/>
    </style:style>
    <style:style style:name="P27" style:family="paragraph" style:parent-style-name="Standard">
      <style:text-properties fo:font-style="normal" officeooo:rsid="00184aba" officeooo:paragraph-rsid="0043f48a" style:font-style-asian="normal" style:font-style-complex="normal"/>
    </style:style>
    <style:style style:name="P28"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29"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30" style:family="paragraph" style:parent-style-name="Standard">
      <style:text-properties fo:font-style="normal" fo:font-weight="normal" officeooo:rsid="003f5f91" officeooo:paragraph-rsid="00410e3a" style:font-style-asian="normal" style:font-weight-asian="normal" style:font-style-complex="normal" style:font-weight-complex="normal"/>
    </style:style>
    <style:style style:name="P31" style:family="paragraph" style:parent-style-name="Standard">
      <style:text-properties officeooo:paragraph-rsid="00200cf4"/>
    </style:style>
    <style:style style:name="P32" style:family="paragraph" style:parent-style-name="Standard">
      <style:text-properties officeooo:paragraph-rsid="003d60ce"/>
    </style:style>
    <style:style style:name="P33"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34" style:family="paragraph" style:parent-style-name="Standard">
      <style:text-properties style:font-name="Liberation Mono" fo:font-size="10pt" fo:font-style="normal" fo:font-weight="bold" officeooo:rsid="003f5f91" officeooo:paragraph-rsid="00410e3a" style:font-size-asian="10pt" style:font-style-asian="normal" style:font-weight-asian="bold" style:font-size-complex="10pt" style:font-style-complex="normal" style:font-weight-complex="bold"/>
    </style:style>
    <style:style style:name="P35" style:family="paragraph" style:parent-style-name="Standard">
      <style:text-properties style:font-name="Liberation Mono" fo:font-size="10pt" fo:font-style="normal" fo:font-weight="normal" officeooo:rsid="003f5f91" officeooo:paragraph-rsid="003f5f91" style:font-size-asian="10pt" style:font-style-asian="normal" style:font-weight-asian="normal" style:font-size-complex="10pt" style:font-style-complex="normal" style:font-weight-complex="normal"/>
    </style:style>
    <style:style style:name="P36" style:family="paragraph" style:parent-style-name="Standard">
      <style:text-properties officeooo:paragraph-rsid="00410e3a"/>
    </style:style>
    <style:style style:name="P37" style:family="paragraph" style:parent-style-name="Standard">
      <style:text-properties officeooo:rsid="0016a600" officeooo:paragraph-rsid="0043f48a"/>
    </style:style>
    <style:style style:name="P38" style:family="paragraph" style:parent-style-name="Standard">
      <style:text-properties officeooo:rsid="007c6948" officeooo:paragraph-rsid="007c6948"/>
    </style:style>
    <style:style style:name="P39" style:family="paragraph" style:parent-style-name="Standard">
      <style:text-properties officeooo:rsid="007cf685" officeooo:paragraph-rsid="007cf685"/>
    </style:style>
    <style:style style:name="P40" style:family="paragraph" style:parent-style-name="Text_20_body">
      <style:text-properties officeooo:rsid="0012c061" officeooo:paragraph-rsid="0012c061"/>
    </style:style>
    <style:style style:name="P41" style:family="paragraph" style:parent-style-name="Text_20_body">
      <style:text-properties officeooo:rsid="0013d3b1" officeooo:paragraph-rsid="0013d3b1"/>
    </style:style>
    <style:style style:name="P42" style:family="paragraph" style:parent-style-name="Text_20_body">
      <style:text-properties officeooo:rsid="0013d3b1" officeooo:paragraph-rsid="00160000"/>
    </style:style>
    <style:style style:name="P43" style:family="paragraph" style:parent-style-name="Text_20_body">
      <style:text-properties officeooo:rsid="0015324e" officeooo:paragraph-rsid="0015324e"/>
    </style:style>
    <style:style style:name="P44" style:family="paragraph" style:parent-style-name="Text_20_body">
      <style:text-properties officeooo:rsid="00155423" officeooo:paragraph-rsid="00155423"/>
    </style:style>
    <style:style style:name="P45" style:family="paragraph" style:parent-style-name="Text_20_body">
      <style:text-properties officeooo:rsid="0016a600" officeooo:paragraph-rsid="0016a600"/>
    </style:style>
    <style:style style:name="P46" style:family="paragraph" style:parent-style-name="Text_20_body">
      <style:text-properties officeooo:rsid="00184aba" officeooo:paragraph-rsid="00184aba"/>
    </style:style>
    <style:style style:name="P47" style:family="paragraph" style:parent-style-name="Text_20_body">
      <style:text-properties fo:font-style="normal" officeooo:rsid="00184aba" officeooo:paragraph-rsid="00184aba" style:font-style-asian="normal" style:font-style-complex="normal"/>
    </style:style>
    <style:style style:name="P48" style:family="paragraph" style:parent-style-name="Text_20_body">
      <style:text-properties fo:font-style="normal" officeooo:rsid="0015324e" officeooo:paragraph-rsid="0015324e" style:font-style-asian="normal" style:font-style-complex="normal"/>
    </style:style>
    <style:style style:name="P49" style:family="paragraph" style:parent-style-name="Text_20_body">
      <style:text-properties fo:font-style="normal" officeooo:rsid="00258399" style:font-style-asian="normal" style:font-style-complex="normal"/>
    </style:style>
    <style:style style:name="P50" style:family="paragraph" style:parent-style-name="Text_20_body">
      <style:text-properties fo:font-style="normal" officeooo:rsid="001cd66a" officeooo:paragraph-rsid="001cd66a" style:font-style-asian="normal" style:font-style-complex="normal"/>
    </style:style>
    <style:style style:name="P51" style:family="paragraph" style:parent-style-name="Text_20_body">
      <style:text-properties fo:font-style="normal" officeooo:rsid="003b810d" officeooo:paragraph-rsid="003b810d" style:font-style-asian="normal" style:font-style-complex="normal"/>
    </style:style>
    <style:style style:name="P52"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53"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54"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55" style:family="paragraph" style:parent-style-name="Text_20_body">
      <style:text-properties fo:font-style="normal" fo:font-weight="normal" officeooo:rsid="0064403b" officeooo:paragraph-rsid="0064403b" style:font-style-asian="normal" style:font-weight-asian="normal" style:font-style-complex="normal" style:font-weight-complex="normal"/>
    </style:style>
    <style:style style:name="P56" style:family="paragraph" style:parent-style-name="Text_20_body">
      <style:text-properties officeooo:rsid="00189d7a" officeooo:paragraph-rsid="00189d7a"/>
    </style:style>
    <style:style style:name="P57" style:family="paragraph" style:parent-style-name="Text_20_body">
      <style:text-properties officeooo:paragraph-rsid="00189d7a"/>
    </style:style>
    <style:style style:name="P58" style:family="paragraph" style:parent-style-name="Text_20_body">
      <style:text-properties officeooo:rsid="0019beb4" officeooo:paragraph-rsid="0019beb4"/>
    </style:style>
    <style:style style:name="P59" style:family="paragraph" style:parent-style-name="Text_20_body">
      <style:text-properties officeooo:rsid="0019beb4" officeooo:paragraph-rsid="001b7a32"/>
    </style:style>
    <style:style style:name="P60" style:family="paragraph" style:parent-style-name="Text_20_body">
      <style:text-properties officeooo:rsid="0023850e" officeooo:paragraph-rsid="0023850e"/>
    </style:style>
    <style:style style:name="P61" style:family="paragraph" style:parent-style-name="Text_20_body">
      <style:text-properties officeooo:paragraph-rsid="00258399"/>
    </style:style>
    <style:style style:name="P62" style:family="paragraph" style:parent-style-name="Text_20_body">
      <style:text-properties officeooo:paragraph-rsid="00286c59"/>
    </style:style>
    <style:style style:name="P63" style:family="paragraph" style:parent-style-name="Text_20_body">
      <style:text-properties officeooo:paragraph-rsid="0032f7c1"/>
    </style:style>
    <style:style style:name="P64" style:family="paragraph" style:parent-style-name="Text_20_body">
      <style:text-properties officeooo:paragraph-rsid="0033dbbb"/>
    </style:style>
    <style:style style:name="P65" style:family="paragraph" style:parent-style-name="Text_20_body">
      <style:text-properties officeooo:paragraph-rsid="003753be"/>
    </style:style>
    <style:style style:name="P66" style:family="paragraph" style:parent-style-name="Text_20_body">
      <style:text-properties officeooo:paragraph-rsid="003b810d"/>
    </style:style>
    <style:style style:name="P67" style:family="paragraph" style:parent-style-name="Text_20_body">
      <style:text-properties officeooo:rsid="003d60ce" officeooo:paragraph-rsid="003d60ce"/>
    </style:style>
    <style:style style:name="P68" style:family="paragraph" style:parent-style-name="Text_20_body">
      <style:text-properties officeooo:paragraph-rsid="0042094e"/>
    </style:style>
    <style:style style:name="P69" style:family="paragraph" style:parent-style-name="Text_20_body">
      <style:text-properties officeooo:paragraph-rsid="00302a12"/>
    </style:style>
    <style:style style:name="P70" style:family="paragraph" style:parent-style-name="Text_20_body">
      <style:text-properties officeooo:paragraph-rsid="0043f48a"/>
    </style:style>
    <style:style style:name="P71" style:family="paragraph" style:parent-style-name="Text_20_body">
      <style:text-properties officeooo:rsid="0045dd23" officeooo:paragraph-rsid="0045dd23"/>
    </style:style>
    <style:style style:name="P72" style:family="paragraph" style:parent-style-name="Text_20_body">
      <style:text-properties style:font-name="Liberation Mono" fo:font-size="10pt" officeooo:rsid="00184aba" officeooo:paragraph-rsid="00184aba" style:font-size-asian="10pt" style:font-size-complex="10pt"/>
    </style:style>
    <style:style style:name="P73" style:family="paragraph" style:parent-style-name="Text_20_body">
      <style:text-properties officeooo:paragraph-rsid="0047ad14"/>
    </style:style>
    <style:style style:name="P74" style:family="paragraph" style:parent-style-name="Text_20_body">
      <style:text-properties officeooo:rsid="0042094e" officeooo:paragraph-rsid="0043f48a"/>
    </style:style>
    <style:style style:name="P75" style:family="paragraph" style:parent-style-name="Text_20_body">
      <style:text-properties officeooo:rsid="004bb78e" officeooo:paragraph-rsid="004bb78e"/>
    </style:style>
    <style:style style:name="P76" style:family="paragraph" style:parent-style-name="Text_20_body">
      <style:text-properties officeooo:rsid="004d90a8" officeooo:paragraph-rsid="004d90a8"/>
    </style:style>
    <style:style style:name="P77" style:family="paragraph" style:parent-style-name="Text_20_body">
      <style:text-properties officeooo:rsid="0053d546" officeooo:paragraph-rsid="0053d546"/>
    </style:style>
    <style:style style:name="P78" style:family="paragraph" style:parent-style-name="Text_20_body">
      <style:text-properties officeooo:paragraph-rsid="0053d546"/>
    </style:style>
    <style:style style:name="P79" style:family="paragraph" style:parent-style-name="Text_20_body">
      <style:text-properties officeooo:rsid="0054e762" officeooo:paragraph-rsid="0054e762"/>
    </style:style>
    <style:style style:name="P80" style:family="paragraph" style:parent-style-name="Text_20_body">
      <style:text-properties officeooo:rsid="00567b14" officeooo:paragraph-rsid="00567b14"/>
    </style:style>
    <style:style style:name="P81" style:family="paragraph" style:parent-style-name="Text_20_body">
      <style:text-properties officeooo:paragraph-rsid="00567b14"/>
    </style:style>
    <style:style style:name="P82" style:family="paragraph" style:parent-style-name="Text_20_body">
      <style:text-properties officeooo:rsid="00573be5" officeooo:paragraph-rsid="00573be5"/>
    </style:style>
    <style:style style:name="P83" style:family="paragraph" style:parent-style-name="Text_20_body">
      <style:text-properties officeooo:paragraph-rsid="005d0370"/>
    </style:style>
    <style:style style:name="P84" style:family="paragraph" style:parent-style-name="Text_20_body">
      <style:text-properties officeooo:paragraph-rsid="003233ab"/>
    </style:style>
    <style:style style:name="P85" style:family="paragraph" style:parent-style-name="Text_20_body">
      <style:text-properties officeooo:rsid="001de758" officeooo:paragraph-rsid="005d34fc"/>
    </style:style>
    <style:style style:name="P86" style:family="paragraph" style:parent-style-name="Text_20_body">
      <style:text-properties officeooo:paragraph-rsid="0012c061"/>
    </style:style>
    <style:style style:name="P87" style:family="paragraph" style:parent-style-name="Text_20_body">
      <style:text-properties officeooo:rsid="005d0370" officeooo:paragraph-rsid="005d0370"/>
    </style:style>
    <style:style style:name="P88" style:family="paragraph" style:parent-style-name="Text_20_body">
      <style:text-properties officeooo:rsid="005d34fc" officeooo:paragraph-rsid="005d34fc"/>
    </style:style>
    <style:style style:name="P89" style:family="paragraph" style:parent-style-name="Text_20_body">
      <style:text-properties officeooo:rsid="00622bef" officeooo:paragraph-rsid="00622bef"/>
    </style:style>
    <style:style style:name="P90" style:family="paragraph" style:parent-style-name="Text_20_body">
      <style:text-properties officeooo:rsid="0064403b" officeooo:paragraph-rsid="0064403b"/>
    </style:style>
    <style:style style:name="P91" style:family="paragraph" style:parent-style-name="Text_20_body">
      <style:text-properties officeooo:rsid="00160000" officeooo:paragraph-rsid="0064403b"/>
    </style:style>
    <style:style style:name="P92" style:family="paragraph" style:parent-style-name="Text_20_body">
      <style:text-properties officeooo:rsid="007c6948" officeooo:paragraph-rsid="007c6948"/>
    </style:style>
    <style:style style:name="P93" style:family="paragraph" style:parent-style-name="Text_20_body">
      <style:text-properties officeooo:paragraph-rsid="007cf685"/>
    </style:style>
    <style:style style:name="P94" style:family="paragraph" style:parent-style-name="Preformatted_20_Text">
      <style:paragraph-properties fo:margin-top="0in" fo:margin-bottom="0.1965in" loext:contextual-spacing="false"/>
    </style:style>
    <style:style style:name="P95" style:family="paragraph" style:parent-style-name="Heading">
      <style:text-properties officeooo:rsid="004bb78e" officeooo:paragraph-rsid="004bb78e"/>
    </style:style>
    <style:style style:name="P96" style:family="paragraph" style:parent-style-name="Heading">
      <style:text-properties officeooo:rsid="007c6948" officeooo:paragraph-rsid="007c6948"/>
    </style:style>
    <style:style style:name="P97" style:family="paragraph" style:parent-style-name="Subtitle">
      <style:paragraph-properties fo:text-align="start" style:justify-single-word="false"/>
      <style:text-properties officeooo:paragraph-rsid="00410e3a"/>
    </style:style>
    <style:style style:name="P98" style:family="paragraph" style:parent-style-name="Heading_20_1">
      <style:text-properties officeooo:rsid="0012c061" officeooo:paragraph-rsid="0012c061"/>
    </style:style>
    <style:style style:name="P99" style:family="paragraph" style:parent-style-name="Heading_20_2">
      <style:text-properties officeooo:rsid="0023850e" officeooo:paragraph-rsid="0023850e"/>
    </style:style>
    <style:style style:name="P100" style:family="paragraph" style:parent-style-name="Heading_20_2">
      <style:text-properties officeooo:rsid="0064403b" officeooo:paragraph-rsid="0064403b"/>
    </style:style>
    <style:style style:name="P101" style:family="paragraph" style:parent-style-name="Heading_20_2">
      <style:text-properties officeooo:rsid="007cf685" officeooo:paragraph-rsid="007cf685"/>
    </style:style>
    <style:style style:name="P102" style:family="paragraph" style:parent-style-name="Heading_20_2">
      <style:text-properties officeooo:rsid="004bb78e" officeooo:paragraph-rsid="004bb78e"/>
    </style:style>
    <style:style style:name="P103" style:family="paragraph" style:parent-style-name="Heading_20_3">
      <style:text-properties officeooo:rsid="0064403b" officeooo:paragraph-rsid="0064403b"/>
    </style:style>
    <style:style style:name="P104" style:family="paragraph" style:parent-style-name="Heading_20_3">
      <style:text-properties officeooo:rsid="0065aea7" officeooo:paragraph-rsid="0065aea7"/>
    </style:style>
    <style:style style:name="P105" style:family="paragraph" style:parent-style-name="Heading_20_3">
      <style:text-properties officeooo:rsid="0053d546" officeooo:paragraph-rsid="0053d546"/>
    </style:style>
    <style:style style:name="P106" style:family="paragraph" style:parent-style-name="Standard" style:list-style-name="L1">
      <style:text-properties officeooo:paragraph-rsid="0043f48a"/>
    </style:style>
    <style:style style:name="P107" style:family="paragraph" style:parent-style-name="Standard" style:list-style-name="L1">
      <style:text-properties officeooo:paragraph-rsid="001bd521"/>
    </style:style>
    <style:style style:name="P108" style:family="paragraph" style:parent-style-name="Standard" style:list-style-name="L1">
      <style:text-properties fo:font-style="normal" fo:font-weight="normal" officeooo:rsid="00276029" officeooo:paragraph-rsid="0043f48a" style:font-style-asian="normal" style:font-weight-asian="normal" style:font-style-complex="normal" style:font-weight-complex="normal"/>
    </style:style>
    <style:style style:name="P109"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110" style:family="paragraph" style:parent-style-name="Standard" style:list-style-name="L1">
      <style:text-properties fo:font-style="normal" fo:font-weight="normal" officeooo:rsid="003f5f91" officeooo:paragraph-rsid="003f5f91" style:font-style-asian="normal" style:font-weight-asian="normal" style:font-style-complex="normal" style:font-weight-complex="normal"/>
    </style:style>
    <style:style style:name="P111" style:family="paragraph" style:parent-style-name="Text_20_body">
      <style:text-properties fo:font-style="normal" officeooo:rsid="0064403b" officeooo:paragraph-rsid="0064403b" style:font-style-asian="normal" style:font-style-complex="normal"/>
    </style:style>
    <style:style style:name="P112" style:family="paragraph" style:parent-style-name="Text_20_body">
      <style:text-properties fo:font-style="normal" officeooo:rsid="00160000" officeooo:paragraph-rsid="0064403b" style:font-style-asian="normal" style:font-style-complex="normal"/>
    </style:style>
    <style:style style:name="P113" style:family="paragraph" style:parent-style-name="Text_20_body">
      <style:text-properties fo:font-style="normal" officeooo:rsid="0065aea7" officeooo:paragraph-rsid="0065aea7" style:font-style-asian="normal" style:font-style-complex="normal"/>
    </style:style>
    <style:style style:name="P114" style:family="paragraph" style:parent-style-name="Text_20_body">
      <style:text-properties fo:font-style="normal" officeooo:rsid="00184aba" officeooo:paragraph-rsid="0043f48a" style:font-style-asian="normal" style:font-style-complex="normal"/>
    </style:style>
    <style:style style:name="P115"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116" style:family="paragraph" style:parent-style-name="Text_20_body" style:list-style-name="L2"/>
    <style:style style:name="P117" style:family="paragraph" style:parent-style-name="Text_20_body" style:list-style-name="L2">
      <style:text-properties officeooo:paragraph-rsid="004bb78e"/>
    </style:style>
    <style:style style:name="P118" style:family="paragraph" style:parent-style-name="Text_20_body" style:list-style-name="L2">
      <style:text-properties officeooo:rsid="004bb78e" officeooo:paragraph-rsid="004bb78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officeooo:rsid="004bb78e" style:font-size-asian="10pt" style:font-size-complex="10pt"/>
    </style:style>
    <style:style style:name="T5" style:family="text">
      <style:text-properties style:font-name="Liberation Mono" fo:font-size="10pt" fo:font-weight="bold" style:font-size-asian="10pt" style:font-weight-asian="bold" style:font-size-complex="10pt" style:font-weight-complex="bold"/>
    </style:style>
    <style:style style:name="T6" style:family="text">
      <style:text-properties style:font-name="Liberation Mono" fo:font-size="10pt" fo:font-weight="bold" officeooo:rsid="002ee7a2" style:font-size-asian="10pt" style:font-weight-asian="bold" style:font-size-complex="10pt" style:font-weight-complex="bold"/>
    </style:style>
    <style:style style:name="T7" style:family="text">
      <style:text-properties style:font-name="Liberation Mono" fo:font-size="10pt" fo:font-weight="bold" officeooo:rsid="0013d3b1" style:font-size-asian="10pt" style:font-weight-asian="bold" style:font-size-complex="10pt" style:font-weight-complex="bold"/>
    </style:style>
    <style:style style:name="T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officeooo:rsid="00184aba" style:font-size-asian="10pt" style:font-style-asian="normal" style:font-size-complex="10pt" style:font-style-complex="normal"/>
    </style:style>
    <style:style style:name="T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7"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18"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19"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20" style:family="text">
      <style:text-properties style:font-name="Liberation Mono" fo:font-size="10pt" fo:font-style="normal" fo:font-weight="bold" officeooo:rsid="004a02b9" style:font-size-asian="10pt" style:font-style-asian="normal" style:font-weight-asian="bold" style:font-size-complex="10pt" style:font-style-complex="normal" style:font-weight-complex="bold"/>
    </style:style>
    <style:style style:name="T21" style:family="text">
      <style:text-properties style:font-name="Liberation Mono" fo:font-size="10pt" fo:font-style="normal" fo:font-weight="bold" officeooo:rsid="00567b14" style:font-size-asian="10pt" style:font-style-asian="normal" style:font-weight-asian="bold" style:font-size-complex="10pt" style:font-style-complex="normal" style:font-weight-complex="bold"/>
    </style:style>
    <style:style style:name="T22" style:family="text">
      <style:text-properties officeooo:rsid="0013d3b1"/>
    </style:style>
    <style:style style:name="T23" style:family="text">
      <style:text-properties fo:font-style="italic" style:font-style-asian="italic" style:font-style-complex="italic"/>
    </style:style>
    <style:style style:name="T24" style:family="text">
      <style:text-properties fo:font-style="italic" officeooo:rsid="0013d3b1" style:font-style-asian="italic" style:font-style-complex="italic"/>
    </style:style>
    <style:style style:name="T25" style:family="text">
      <style:text-properties fo:font-style="italic" officeooo:rsid="00184aba" style:font-style-asian="italic" style:font-style-complex="italic"/>
    </style:style>
    <style:style style:name="T26" style:family="text">
      <style:text-properties fo:font-style="italic" officeooo:rsid="0023850e" style:font-style-asian="italic" style:font-style-complex="italic"/>
    </style:style>
    <style:style style:name="T27" style:family="text">
      <style:text-properties fo:font-style="italic" officeooo:rsid="00258399" style:font-style-asian="italic" style:font-style-complex="italic"/>
    </style:style>
    <style:style style:name="T28" style:family="text">
      <style:text-properties fo:font-style="italic" officeooo:rsid="0042094e" style:font-style-asian="italic" style:font-style-complex="italic"/>
    </style:style>
    <style:style style:name="T29" style:family="text">
      <style:text-properties fo:font-style="italic" officeooo:rsid="0053d546" style:font-style-asian="italic" style:font-style-complex="italic"/>
    </style:style>
    <style:style style:name="T30" style:family="text">
      <style:text-properties fo:font-style="italic" officeooo:rsid="0054e762" style:font-style-asian="italic" style:font-style-complex="italic"/>
    </style:style>
    <style:style style:name="T31" style:family="text">
      <style:text-properties fo:font-style="italic" officeooo:rsid="00567b14"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160000" style:font-style-asian="italic" style:font-weight-asian="normal" style:font-style-complex="italic" style:font-weight-complex="normal"/>
    </style:style>
    <style:style style:name="T34" style:family="text">
      <style:text-properties fo:font-style="italic" fo:font-weight="normal" officeooo:rsid="00200cf4" style:font-style-asian="italic" style:font-weight-asian="normal" style:font-style-complex="italic" style:font-weight-complex="normal"/>
    </style:style>
    <style:style style:name="T35" style:family="text">
      <style:text-properties fo:font-style="italic" fo:font-weight="normal" officeooo:rsid="00286c59" style:font-style-asian="italic" style:font-weight-asian="normal" style:font-style-complex="italic" style:font-weight-complex="normal"/>
    </style:style>
    <style:style style:name="T36" style:family="text">
      <style:text-properties fo:font-style="italic" fo:font-weight="normal" officeooo:rsid="003d60ce" style:font-style-asian="italic" style:font-weight-asian="normal" style:font-style-complex="italic" style:font-weight-complex="normal"/>
    </style:style>
    <style:style style:name="T37" style:family="text">
      <style:text-properties fo:font-style="italic" fo:font-weight="bold" officeooo:rsid="00286c59" style:font-style-asian="italic" style:font-weight-asian="bold" style:font-style-complex="italic" style:font-weight-complex="bold"/>
    </style:style>
    <style:style style:name="T38" style:family="text">
      <style:text-properties fo:font-style="italic" fo:font-weight="bold" officeooo:rsid="00184aba"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3d3b1" style:font-style-asian="normal" style:font-style-complex="normal"/>
    </style:style>
    <style:style style:name="T41" style:family="text">
      <style:text-properties fo:font-style="normal" officeooo:rsid="0015324e" style:font-style-asian="normal" style:font-style-complex="normal"/>
    </style:style>
    <style:style style:name="T42" style:family="text">
      <style:text-properties fo:font-style="normal" officeooo:rsid="00155423" style:font-style-asian="normal" style:font-style-complex="normal"/>
    </style:style>
    <style:style style:name="T43" style:family="text">
      <style:text-properties fo:font-style="normal" officeooo:rsid="00184aba" style:font-style-asian="normal" style:font-style-complex="normal"/>
    </style:style>
    <style:style style:name="T44" style:family="text">
      <style:text-properties fo:font-style="normal" officeooo:rsid="0023850e" style:font-style-asian="normal" style:font-style-complex="normal"/>
    </style:style>
    <style:style style:name="T45" style:family="text">
      <style:text-properties fo:font-style="normal" officeooo:rsid="00258399" style:font-style-asian="normal" style:font-style-complex="normal"/>
    </style:style>
    <style:style style:name="T46" style:family="text">
      <style:text-properties fo:font-style="normal" officeooo:rsid="00276029" style:font-style-asian="normal" style:font-style-complex="normal"/>
    </style:style>
    <style:style style:name="T47" style:family="text">
      <style:text-properties fo:font-style="normal" officeooo:rsid="003753be" style:font-style-asian="normal" style:font-style-complex="normal"/>
    </style:style>
    <style:style style:name="T48" style:family="text">
      <style:text-properties fo:font-style="normal" officeooo:rsid="003a770c" style:font-style-asian="normal" style:font-style-complex="normal"/>
    </style:style>
    <style:style style:name="T49" style:family="text">
      <style:text-properties fo:font-style="normal" officeooo:rsid="003b810d" style:font-style-asian="normal" style:font-style-complex="normal"/>
    </style:style>
    <style:style style:name="T50" style:family="text">
      <style:text-properties fo:font-style="normal" officeooo:rsid="003c4893" style:font-style-asian="normal" style:font-style-complex="normal"/>
    </style:style>
    <style:style style:name="T51" style:family="text">
      <style:text-properties fo:font-style="normal" officeooo:rsid="003d60ce" style:font-style-asian="normal" style:font-style-complex="normal"/>
    </style:style>
    <style:style style:name="T52" style:family="text">
      <style:text-properties fo:font-style="normal" officeooo:rsid="0042094e" style:font-style-asian="normal" style:font-style-complex="normal"/>
    </style:style>
    <style:style style:name="T53" style:family="text">
      <style:text-properties fo:font-style="normal" officeooo:rsid="0047ad14" style:font-style-asian="normal" style:font-style-complex="normal"/>
    </style:style>
    <style:style style:name="T54" style:family="text">
      <style:text-properties fo:font-style="normal" officeooo:rsid="004a02b9" style:font-style-asian="normal" style:font-style-complex="normal"/>
    </style:style>
    <style:style style:name="T55" style:family="text">
      <style:text-properties fo:font-style="normal" officeooo:rsid="00567b14" style:font-style-asian="normal" style:font-style-complex="normal"/>
    </style:style>
    <style:style style:name="T56" style:family="text">
      <style:text-properties fo:font-style="normal" officeooo:rsid="00573be5" style:font-style-asian="normal" style:font-style-complex="normal"/>
    </style:style>
    <style:style style:name="T57" style:family="text">
      <style:text-properties fo:font-style="normal" officeooo:rsid="005a2e53" style:font-style-asian="normal" style:font-style-complex="normal"/>
    </style:style>
    <style:style style:name="T58" style:family="text">
      <style:text-properties fo:font-style="normal" officeooo:rsid="006235a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0000" style:font-style-asian="normal" style:font-weight-asian="normal" style:font-style-complex="normal" style:font-weight-complex="normal"/>
    </style:style>
    <style:style style:name="T62" style:family="text">
      <style:text-properties fo:font-style="normal" fo:font-weight="normal" officeooo:rsid="00189d7a" style:font-style-asian="normal" style:font-weight-asian="normal" style:font-style-complex="normal" style:font-weight-complex="normal"/>
    </style:style>
    <style:style style:name="T63" style:family="text">
      <style:text-properties fo:font-style="normal" fo:font-weight="normal" officeooo:rsid="001bd521" style:font-style-asian="normal" style:font-weight-asian="normal" style:font-style-complex="normal" style:font-weight-complex="normal"/>
    </style:style>
    <style:style style:name="T64" style:family="text">
      <style:text-properties fo:font-style="normal" fo:font-weight="normal" officeooo:rsid="00200cf4" style:font-style-asian="normal" style:font-weight-asian="normal" style:font-style-complex="normal" style:font-weight-complex="normal"/>
    </style:style>
    <style:style style:name="T65" style:family="text">
      <style:text-properties fo:font-style="normal" fo:font-weight="normal" officeooo:rsid="00230d96" style:font-style-asian="normal" style:font-weight-asian="normal" style:font-style-complex="normal" style:font-weight-complex="normal"/>
    </style:style>
    <style:style style:name="T66" style:family="text">
      <style:text-properties fo:font-style="normal" fo:font-weight="normal" officeooo:rsid="00258399" style:font-style-asian="normal" style:font-weight-asian="normal" style:font-style-complex="normal" style:font-weight-complex="normal"/>
    </style:style>
    <style:style style:name="T67" style:family="text">
      <style:text-properties fo:font-style="normal" fo:font-weight="normal" officeooo:rsid="00276029" style:font-style-asian="normal" style:font-weight-asian="normal" style:font-style-complex="normal" style:font-weight-complex="normal"/>
    </style:style>
    <style:style style:name="T68" style:family="text">
      <style:text-properties fo:font-style="normal" fo:font-weight="normal" officeooo:rsid="00286c59" style:font-style-asian="normal" style:font-weight-asian="normal" style:font-style-complex="normal" style:font-weight-complex="normal"/>
    </style:style>
    <style:style style:name="T69" style:family="text">
      <style:text-properties fo:font-style="normal" fo:font-weight="normal" officeooo:rsid="00397c39" style:font-style-asian="normal" style:font-weight-asian="normal" style:font-style-complex="normal" style:font-weight-complex="normal"/>
    </style:style>
    <style:style style:name="T70" style:family="text">
      <style:text-properties fo:font-style="normal" fo:font-weight="normal" officeooo:rsid="003d60ce" style:font-style-asian="normal" style:font-weight-asian="normal" style:font-style-complex="normal" style:font-weight-complex="normal"/>
    </style:style>
    <style:style style:name="T71" style:family="text">
      <style:text-properties fo:font-style="normal" fo:font-weight="normal" officeooo:rsid="003f5f91" style:font-style-asian="normal" style:font-weight-asian="normal" style:font-style-complex="normal" style:font-weight-complex="normal"/>
    </style:style>
    <style:style style:name="T72" style:family="text">
      <style:text-properties fo:font-style="normal" fo:font-weight="normal" officeooo:rsid="0043f48a" style:font-style-asian="normal" style:font-weight-asian="normal" style:font-style-complex="normal" style:font-weight-complex="normal"/>
    </style:style>
    <style:style style:name="T73" style:family="text">
      <style:text-properties fo:font-style="normal" fo:font-weight="normal" officeooo:rsid="0049a300" style:font-style-asian="normal" style:font-weight-asian="normal" style:font-style-complex="normal" style:font-weight-complex="normal"/>
    </style:style>
    <style:style style:name="T74" style:family="text">
      <style:text-properties fo:font-style="normal" fo:font-weight="normal" officeooo:rsid="004a02b9" style:font-style-asian="normal" style:font-weight-asian="normal" style:font-style-complex="normal" style:font-weight-complex="normal"/>
    </style:style>
    <style:style style:name="T75" style:family="text">
      <style:text-properties fo:font-style="normal" fo:font-weight="normal" officeooo:rsid="00573be5" style:font-style-asian="normal" style:font-weight-asian="normal" style:font-style-complex="normal" style:font-weight-complex="normal"/>
    </style:style>
    <style:style style:name="T76" style:family="text">
      <style:text-properties officeooo:rsid="00155423"/>
    </style:style>
    <style:style style:name="T77" style:family="text">
      <style:text-properties fo:font-weight="bold" style:font-weight-asian="bold" style:font-weight-complex="bold"/>
    </style:style>
    <style:style style:name="T78" style:family="text">
      <style:text-properties fo:font-weight="bold" officeooo:rsid="00160000"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160000" style:font-weight-asian="normal" style:font-weight-complex="normal"/>
    </style:style>
    <style:style style:name="T81" style:family="text">
      <style:text-properties fo:font-weight="normal" officeooo:rsid="0023850e" style:font-weight-asian="normal" style:font-weight-complex="normal"/>
    </style:style>
    <style:style style:name="T82" style:family="text">
      <style:text-properties officeooo:rsid="00160000"/>
    </style:style>
    <style:style style:name="T83" style:family="text">
      <style:text-properties officeooo:rsid="0016a600"/>
    </style:style>
    <style:style style:name="T84" style:family="text">
      <style:text-properties officeooo:rsid="00184aba"/>
    </style:style>
    <style:style style:name="T85" style:family="text">
      <style:text-properties officeooo:rsid="00189d7a"/>
    </style:style>
    <style:style style:name="T86" style:family="text">
      <style:text-properties officeooo:rsid="0019beb4"/>
    </style:style>
    <style:style style:name="T87" style:family="text">
      <style:text-properties officeooo:rsid="001b7a32"/>
    </style:style>
    <style:style style:name="T88" style:family="text">
      <style:text-properties officeooo:rsid="001bd521"/>
    </style:style>
    <style:style style:name="T89" style:family="text">
      <style:text-properties officeooo:rsid="001de758"/>
    </style:style>
    <style:style style:name="T90" style:family="text">
      <style:text-properties officeooo:rsid="001e53a3"/>
    </style:style>
    <style:style style:name="T91" style:family="text">
      <style:text-properties officeooo:rsid="001e620f"/>
    </style:style>
    <style:style style:name="T92" style:family="text">
      <style:text-properties officeooo:rsid="00200cf4"/>
    </style:style>
    <style:style style:name="T93" style:family="text">
      <style:text-properties officeooo:rsid="0023850e"/>
    </style:style>
    <style:style style:name="T94"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95" style:family="text">
      <style:text-properties style:font-name="Liberation Sans" fo:font-size="16.1000003814697pt" fo:font-weight="bold" officeooo:rsid="0064403b" style:font-name-asian="Noto Sans CJK SC" style:font-size-asian="16.1000003814697pt" style:font-weight-asian="bold" style:font-name-complex="Lohit Devanagari" style:font-size-complex="16.1000003814697pt" style:font-weight-complex="bold"/>
    </style:style>
    <style:style style:name="T96" style:family="text">
      <style:text-properties officeooo:rsid="00258399"/>
    </style:style>
    <style:style style:name="T97" style:family="text">
      <style:text-properties officeooo:rsid="00276029"/>
    </style:style>
    <style:style style:name="T98" style:family="text">
      <style:text-properties officeooo:rsid="002ee7a2"/>
    </style:style>
    <style:style style:name="T99" style:family="text">
      <style:text-properties officeooo:rsid="00302a12"/>
    </style:style>
    <style:style style:name="T100" style:family="text">
      <style:text-properties officeooo:rsid="00320868"/>
    </style:style>
    <style:style style:name="T101" style:family="text">
      <style:text-properties officeooo:rsid="003233ab"/>
    </style:style>
    <style:style style:name="T102" style:family="text">
      <style:text-properties officeooo:rsid="0032f7c1"/>
    </style:style>
    <style:style style:name="T103" style:family="text">
      <style:text-properties officeooo:rsid="0033dbbb"/>
    </style:style>
    <style:style style:name="T104" style:family="text">
      <style:text-properties officeooo:rsid="00355a39"/>
    </style:style>
    <style:style style:name="T105" style:family="text">
      <style:text-properties officeooo:rsid="00375b0b"/>
    </style:style>
    <style:style style:name="T106" style:family="text">
      <style:text-properties officeooo:rsid="0038778c"/>
    </style:style>
    <style:style style:name="T107" style:family="text">
      <style:text-properties officeooo:rsid="003a770c"/>
    </style:style>
    <style:style style:name="T108" style:family="text">
      <style:text-properties officeooo:rsid="003f5f91"/>
    </style:style>
    <style:style style:name="T109" style:family="text">
      <style:text-properties officeooo:rsid="00410e3a"/>
    </style:style>
    <style:style style:name="T110" style:family="text">
      <style:text-properties officeooo:rsid="0042094e"/>
    </style:style>
    <style:style style:name="T111"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12" style:family="text">
      <style:text-properties officeooo:rsid="0043f48a"/>
    </style:style>
    <style:style style:name="T113" style:family="text">
      <style:text-properties officeooo:rsid="0049a300"/>
    </style:style>
    <style:style style:name="T114" style:family="text">
      <style:text-properties officeooo:rsid="004bb78e"/>
    </style:style>
    <style:style style:name="T115" style:family="text">
      <style:text-properties officeooo:rsid="004eaaae"/>
    </style:style>
    <style:style style:name="T116" style:family="text">
      <style:text-properties officeooo:rsid="004ffc97"/>
    </style:style>
    <style:style style:name="T117" style:family="text">
      <style:text-properties officeooo:rsid="0053d546"/>
    </style:style>
    <style:style style:name="T118" style:family="text">
      <style:text-properties style:text-position="super 58%" officeooo:rsid="0053d546"/>
    </style:style>
    <style:style style:name="T119" style:family="text">
      <style:text-properties officeooo:rsid="0054e762"/>
    </style:style>
    <style:style style:name="T120" style:family="text">
      <style:text-properties officeooo:rsid="00567b14"/>
    </style:style>
    <style:style style:name="T121" style:family="text">
      <style:text-properties officeooo:rsid="00573be5"/>
    </style:style>
    <style:style style:name="T122" style:family="text">
      <style:text-properties officeooo:rsid="005a2e53"/>
    </style:style>
    <style:style style:name="T123" style:family="text">
      <style:text-properties officeooo:rsid="005d34fc"/>
    </style:style>
    <style:style style:name="T124" style:family="text">
      <style:text-properties officeooo:rsid="005f574f"/>
    </style:style>
    <style:style style:name="T125" style:family="text">
      <style:text-properties officeooo:rsid="00622bef"/>
    </style:style>
    <style:style style:name="T126" style:family="text">
      <style:text-properties officeooo:rsid="0064403b"/>
    </style:style>
    <style:style style:name="T127" style:family="text">
      <style:text-properties officeooo:rsid="0065ae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h text:style-name="P98" text:outline-level="1"/>
      <text:h text:style-name="P98" text:outline-level="1"><text:bookmark-start text:name="__RefHeading___Toc16712_2011254424"/>Introduction<text:bookmark-end text:name="__RefHeading___Toc16712_2011254424"/></text:h>
      <text:p text:style-name="P84"><text:span text:style-name="T1">QDL is a general purpose, </text:span><text:span text:style-name="T103">interpreted</text:span><text:span text:style-name="T1"> programming language that </text:span><text:span text:style-name="T103">also </text:span><text:span text:style-name="T1">may be used for scripting – or <text:s/></text:span><text:span text:style-name="T103">interactively </text:span><text:span text:style-name="T1">as a calculator. <text:s/></text:span><text:span text:style-name="T90"><text:s/>The big draw is that it is mostly a notation rather than structured like most other languages (e.g. Java or C). </text:span><text:span text:style-name="T101">E</text:span><text:span text:style-name="T92">ssentially you specify the things that ought to happen to your data and it gets done. </text:span><text:span text:style-name="T90">You can do a lot in a just a few commands and because of this, a lot of control structures (which it does have, rest assured) are usually not needed. </text:span><text:span text:style-name="T101">As it were, certain common control structures are embedded in the data. </text:span></text:p>
      <text:p text:style-name="P87">A common use is to start it and just use it for all manner of algorithmic calculating. For instance, I had two databases with similar sets of columns to compare. Doing it by hand would have take quite some time, but it was relatively easy to do some basic simplification of the information then compare which were substrings. This would have taken writing several pages of custom code in another language. It is also useful for exploring data structures (e.g. you get a JSON object and have to make sense of it), hashes for quick pass word management and the list goes on. It is one of the most useful pieces of code I routinely run. This is in addition to using it for its original purpose which was server-side scripting. </text:p>
      <text:p text:style-name="P63"><text:span text:style-name="T90">It also has a workspace model, meaning that you start the interpreter, type in commands interactively </text:span><text:span text:style-name="T91">creating variables, functions etc. </text:span><text:span text:style-name="T90">and can save your current state and resume where you left off. This lets you develop specialized sets of tools to do tasks </text:span><text:span text:style-name="T91">that are complex and really don't fit in with other language paradigms</text:span><text:span text:style-name="T90">. </text:span><text:span text:style-name="T91">QDL is very useful at taking up the slack where a lot of other languages don't quite work, </text:span><text:span text:style-name="T92">or would require a large investment (such as designing and implementing a set of objects) to do anything reasonable</text:span><text:span text:style-name="T91">. </text:span><text:span text:style-name="T105">It is largely a functional programming language.</text:span></text:p>
      <text:p text:style-name="P63"><text:span text:style-name="T102">The language description is quite short and you should be able to be productive in it within a few minutes.</text:span><text:span text:style-name="T91"> <text:s/></text:span><text:span text:style-name="T106">The full reference </text:span><text:a xlink:type="simple" xlink:href="https://cilogon.github.io/qdl/docs/qdl_reference.pdf" text:style-name="Internet_20_link" text:visited-style-name="Visited_20_Internet_20_Link"><text:span text:style-name="T106">QDL reference</text:span></text:a><text:span text:style-name="T106"> is a great next step after this tutorial.</text:span></text:p>
      <text:h text:style-name="Heading_20_2" text:outline-level="2"><text:bookmark-start text:name="__RefHeading___Toc16714_2011254424"/>Running QDL<text:bookmark-end text:name="__RefHeading___Toc16714_2011254424"/></text:h>
      <text:p text:style-name="P40">QDL runs in a java virtual machine. Be sure you have at least Java <text:span text:style-name="T123">11</text:span>. </text:p>
      <text:h text:style-name="Heading_20_2" text:outline-level="2"><text:bookmark-start text:name="__RefHeading___Toc16716_2011254424"/>Installing QDL<text:bookmark-end text:name="__RefHeading___Toc16716_2011254424"/></text:h>
      <text:p text:style-name="P86"><text:span text:style-name="T1">Get the latest installer at https://github.com/</text:span><text:span text:style-name="T124">qdl/relea</text:span><text:span text:style-name="T1">s</text:span><text:span text:style-name="T124">es/latest</text:span><text:span text:style-name="T1">. This is the file qdl_installer.jar. Run it as</text:span></text:p>
      <text:p text:style-name="Preformatted_20_Text"><text:s text:c="3"/>java -jar qdl_installer.jar --<text:span text:style-name="T126">help</text:span></text:p>
      <text:p text:style-name="Quotations"/>
      <text:p text:style-name="P40">and follow the instructions. Assuming you installed in a directory called $QDL_HOME. Invoke it as </text:p>
      <text:p text:style-name="Preformatted_20_Text">$QDL_HOME/bin/qdl</text:p>
      <text:p text:style-name="P40"><text:soft-page-break/></text:p>
      <text:p text:style-name="P83">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text:span text:style-name="T122">4.7</text:span></text:p>
      <text:p text:style-name="Preformatted_20_Text">Type )help for help.</text:p>
      <text:p text:style-name="Preformatted_20_Text"><text:span text:style-name="T2">*****************************************</text:span> </text:p>
      <text:p text:style-name="P40"/>
      <text:p text:style-name="P64"><text:span text:style-name="T103">Of course, you may customize startup to do any number of things and the reference for that is </text:span><text:span text:style-name="T104">here:</text:span><text:span text:style-name="T103"> </text:span><text:a xlink:type="simple" xlink:href="https://cilogon.github.io/qdl/docs/qdl_configuration.pdf" text:style-name="Internet_20_link" text:visited-style-name="Visited_20_Internet_20_Link"><text:span text:style-name="T104">qdl configuration</text:span></text:a><text:span text:style-name="T104">.</text:span></text:p>
      <text:h text:style-name="Heading_20_1" text:outline-level="1"><text:bookmark-start text:name="__RefHeading___Toc16718_2011254424"/>Navigating the workspace<text:bookmark-end text:name="__RefHeading___Toc16718_2011254424"/></text:h>
      <text:p text:style-name="P43">The basic unit of work is the <text:span text:style-name="T23">workspace</text:span><text:span text:style-name="T39"> or </text:span><text:span text:style-name="T23">session</text:span><text:span text:style-name="T39">. This is keeps track of everything you've entered and its job is to help manage using the language. </text:span><text:span text:style-name="T57">It is, in effect, QDL’s built in IDE (integrated development environment). </text:span><text:span text:style-name="T39">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48"><text:s/>(Lots more of these, omitted to save space.)</text:p>
      <text:p text:style-name="P65"><text:span text:style-name="T47">Of course, there is a complete reference for the workspace </text:span><text:a xlink:type="simple" xlink:href="https://cilogon.github.io/qdl/docs/qdl_workspace.pdf" text:style-name="Internet_20_link" text:visited-style-name="Visited_20_Internet_20_Link"><text:span text:style-name="T47">here</text:span></text:a><text:span text:style-name="T47">.</text:span></text:p>
      <text:h text:style-name="Heading_20_2" text:outline-level="2"><text:bookmark-start text:name="__RefHeading___Toc16720_2011254424"/>Help!<text:bookmark-end text:name="__RefHeading___Toc16720_2011254424"/></text:h>
      <text:p text:style-name="P43">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100">lots of help</text:span></text:p>
      <text:p text:style-name="P43"><text:s/></text:p>
      <text:p text:style-name="P43">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oft-page-break/><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1"><text:s text:c="10"/>set - <text:s/>set a workspace value.<text:line-break/></text:p>
      <text:p text:style-name="Text_20_body"/>
      <text:p text:style-name="P43">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43"/>
      <text:p text:style-name="P43">Which tells the workspace to turn itself off and the parameter <text:span text:style-name="T23">y</text:span><text:span text:style-name="T39"> tells it you really don't want to save anything.</text:span></text:p>
      <text:h text:style-name="Heading_20_1" text:outline-level="1"><text:bookmark-start text:name="__RefHeading___Toc16722_2011254424"/><text:span text:style-name="T94">E</text:span>xpressions<text:bookmark-end text:name="__RefHeading___Toc16722_2011254424"/></text:h>
      <text:h text:style-name="P99" text:outline-level="2"><text:bookmark-start text:name="__RefHeading___Toc16736_2011254424"/>Basics<text:bookmark-end text:name="__RefHeading___Toc16736_2011254424"/></text:h>
      <text:p text:style-name="P41">The prompt is simple an indent of 3 or 4 spaces. Try your first expression</text:p>
      <text:p text:style-name="Preformatted_20_Text"><text:s text:c="3"/>2+2</text:p>
      <text:p text:style-name="Preformatted_20_Text">4</text:p>
      <text:p text:style-name="P41"/>
      <text:p text:style-name="P42"><text:span text:style-name="T39">This</text:span> means to evaluate 2+2 and the answer is printed without indent. </text:p>
      <text:p text:style-name="P42"><text:span text:style-name="T82">Note that statements in QDL end in a semi-colon, </text:span><text:span text:style-name="T78">;</text:span><text:span text:style-name="T80">. In the workspace, the usual mode, </text:span><text:span text:style-name="T81">however,</text:span><text:span text:style-name="T80"> is called </text:span><text:span text:style-name="T33">echo mode </text:span><text:span text:style-name="T61">and this just means the semi-colon is added and if there is a result </text:span><text:span text:style-name="T69">(echoed to the screen)</text:span><text:span text:style-name="T61">, it is printed. If this is not working, tell the workspace to turn it on</text:span></text:p>
      <text:p text:style-name="Preformatted_20_Text"><text:s text:c="3"/>)ws set echo on</text:p>
      <text:p text:style-name="Preformatted_20_Text">echo is now on</text:p>
      <text:p text:style-name="P60"><text:line-break/>Parentheses are used to group things together. <text:s/><text:span text:style-name="T22">There are </text:span><text:span text:style-name="T110">a few</text:span><text:span text:style-name="T22"> reserved keywords in QDL. </text:span><text:span text:style-name="T117">Here is a short list of the essentials to start off:</text:span></text:p>
      <text:p text:style-name="P12">true <text:s text:c="4"/><text:span text:style-name="T110">if</text:span> <text:s text:c="6"/><text:span text:style-name="T110">define <text:s text:c="4"/>assert <text:s text:c="4"/>try <text:s text:c="5"/>module</text:span></text:p>
      <text:p text:style-name="P12">false <text:s text:c="3"/><text:span text:style-name="T110">then <text:s text:c="4"/>while</text:span> <text:s text:c="5"/><text:span text:style-name="T110">switch <text:s text:c="4"/>catch</text:span></text:p>
      <text:p text:style-name="P12">null <text:s text:c="4"/><text:span text:style-name="T111">else <text:s text:c="4"/>body</text:span><text:span text:style-name="T110">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22">There are basic operators, such as </text:span><text:span text:style-name="T7">+ - * / % ^.</text:span><text:span text:style-name="T22"> </text:span><text:span text:style-name="T98">There are many other built in functions, such as computing the modulus, standard trigonometric functions and such. </text:span><text:span text:style-name="T93">Standard order of operations is in </text:span><text:soft-page-break/><text:span text:style-name="T93">effect, </text:span><text:span text:style-name="T98">so </text:span><text:span text:style-name="T6">5+4*3^2</text:span><text:span text:style-name="T98"> evaluates to <text:s/></text:span><text:span text:style-name="T6">41</text:span> <text:span text:style-name="T98">as expected.</text:span> <text:span text:style-name="T22">Unlike many languages, QDL has no effective no limits on the size of numbers. For instances</text:span></text:p>
      <text:p text:style-name="Preformatted_20_Text"><text:s text:c="3"/>5^<text:span text:style-name="T107">0</text:span>.5</text:p>
      <text:p text:style-name="Preformatted_20_Text">2.23606797749979</text:p>
      <text:p text:style-name="Preformatted_20_Text"><text:s text:c="2"/>2^3^4^5<text:span text:style-name="T99">^7^8^9^10^11^12</text:span></text:p>
      <text:p text:style-name="Preformatted_20_Text">1.16267946647039E6008077</text:p>
      <text:p text:style-name="P41"/>
      <text:p text:style-name="P69"><text:span text:style-name="T22">Th</text:span><text:span text:style-name="T93">e first</text:span><text:span text:style-name="T22"> computes the square root of 5 and displays it. </text:span><text:span text:style-name="T93">The second does multiple exponentiations </text:span><text:span text:style-name="T99">and note that engineering notation is supported too.</text:span><text:span text:style-name="T93"> </text:span></text:p>
      <text:p text:style-name="P68"><text:span text:style-name="T110">Simple values of a string, boolean or number are called </text:span><text:span text:style-name="T28">scalars</text:span><text:span text:style-name="T52">. There are also </text:span><text:span text:style-name="T28">aggregates</text:span><text:span text:style-name="T52"> aka </text:span><text:span text:style-name="T28">stems</text:span><text:span text:style-name="T52">. <text:s/></text:span><text:span text:style-name="T58">There is a full compliment of functions for numbers such as the basic trigonometric functions, gcd, lcm, logarithms and such. (Look for transcendental functions in the reference manual).</text:span></text:p>
      <text:h text:style-name="Heading_20_2" text:outline-level="2"><text:bookmark-start text:name="__RefHeading___Toc16724_2011254424"/>Strings<text:bookmark-end text:name="__RefHeading___Toc16724_2011254424"/></text:h>
      <text:p text:style-name="P56">Strings are anything between single quotes. Since QDL is UTF-8 aware:</text:p>
      <text:p text:style-name="P57"><text:span text:style-name="T85">s := '</text:span>ნიანგის ცრემლები'</text:p>
      <text:p text:style-name="P56">is a perfectly fine String in QDL. <text:span text:style-name="T93">(Georgian for “tears of the crocodile” which looks really cool. </text:span><text:span text:style-name="T123">No I have no ability or background in this language, I just like calligraphy.</text:span><text:span text:style-name="T93">) </text:span>You may do variou<text:span text:style-name="T86">s</text:span> operations such as <text:span text:style-name="T86">as get the size</text:span></text:p>
      <text:p text:style-name="Preformatted_20_Text"><text:s text:c="3"/><text:span text:style-name="T86">size(s)</text:span></text:p>
      <text:p text:style-name="Preformatted_20_Text">16</text:p>
      <text:p text:style-name="P58">String<text:span text:style-name="T88">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86">abc</text:span>e' - 'abc'</text:p>
      <text:p text:style-name="Preformatted_20_Text">de</text:p>
      <text:p text:style-name="P58"/>
      <text:p text:style-name="P88">which also allows for multiplication with integers:</text:p>
      <text:p text:style-name="P17"><text:s text:c="3"/><text:bookmark-start text:name="__DdeLink__65558_779238116"/><text:span text:style-name="T89">'abcd' </text:span><text:span text:style-name="T123">+ 10*</text:span><text:span text:style-name="T89">'.'</text:span><text:bookmark-end text:name="__DdeLink__65558_779238116"/></text:p>
      <text:p text:style-name="P17">abcd..........</text:p>
      <text:p text:style-name="P85">and you can compare strings with the equals operators</text:p>
      <text:p text:style-name="P5"><text:s text:c="3"/>'abcd' <text:span text:style-name="T89">== 'abcd'</text:span></text:p>
      <text:p text:style-name="P6">true</text:p>
      <text:p text:style-name="P59"/>
      <text:p text:style-name="P89">and the operators &lt;. &lt;=, &gt;, &gt;= which test for substrings:</text:p>
      <text:p text:style-name="Preformatted_20_Text"><text:s text:c="4"/>'cd' <text:span text:style-name="T125">&lt;</text:span><text:span text:style-name="T89"> 'abcd'</text:span></text:p>
      <text:p text:style-name="Preformatted_20_Text"><text:span text:style-name="T89">true</text:span> <text:s/></text:p>
      <text:p text:style-name="P59"/>
      <text:p text:style-name="P89">and finally there is even a regex test, =~</text:p>
      <text:p text:style-name="Preformatted_20_Text"><text:s text:c="3"/>regex=~ target</text:p>
      <text:p text:style-name="P89"><text:soft-page-break/>where the regex is a string. Here we test if a string is nothing but digits:</text:p>
      <text:p text:style-name="Preformatted_20_Text"><text:span text:style-name="T125"><text:s text:c="3"/></text:span>'[0-9]+' <text:span text:style-name="T125">=~ </text:span>'<text:span text:style-name="T125">321465</text:span>'</text:p>
      <text:p text:style-name="Preformatted_20_Text">true</text:p>
      <text:p text:style-name="P59"/>
      <text:p text:style-name="P59">Not surprising, there are many <text:span text:style-name="T88">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59"/>
      <text:p text:style-name="P59"><text:s/>You can access information with examples using <text:span text:style-name="T5">)help</text:span>, e.g.</text:p>
      <text:p text:style-name="Preformatted_20_Text"><text:s text:c="2"/>)help replace</text:p>
      <text:p text:style-name="Preformatted_20_Text"/>
      <text:p text:style-name="Preformatted_20_Text">replace(source, old, new) - replaces all occur<text:span text:style-name="T87">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99" text:outline-level="2"><text:bookmark-start text:name="__RefHeading___Toc16740_2011254424"/>Booleans<text:bookmark-end text:name="__RefHeading___Toc16740_2011254424"/></text:h>
      <text:p text:style-name="P61"><text:span text:style-name="T93">The final scalar type is a </text:span><text:span text:style-name="T26">boolean</text:span><text:span text:style-name="T44"> which has reserved values of either </text:span><text:span text:style-name="T14">true</text:span><text:span text:style-name="T44"> or </text:span><text:span text:style-name="T14">false</text:span><text:span text:style-name="T44">. There are the operations you expect such as </text:span><text:span text:style-name="T14">==</text:span><text:span text:style-name="T10">, </text:span><text:span text:style-name="T14">&amp;&amp;</text:span><text:span text:style-name="T44"> and </text:span><text:span text:style-name="T14">|| </text:span>(<text:span text:style-name="T93">resp. equality, logical and and logical or). </text:span><text:span text:style-name="T96">B</text:span><text:span text:style-name="T93">oolean </text:span><text:span text:style-name="T96">expressions do</text:span><text:span text:style-name="T27"> short-circuit</text:span><text:span text:style-name="T45"> evaluation, so if the result is returned once it can be determined rather than evaluating everything first (which would be closer to algebraic use, but does not work well on computers). </text:span></text:p>
      <text:p text:style-name="P7">false &amp;&amp; (true || true)</text:p>
      <text:p text:style-name="P49"/>
      <text:p text:style-name="Text_20_body"><text:span text:style-name="T45">for instance stops evaluation after the first </text:span><text:span text:style-name="T11">false</text:span><text:span text:style-name="T45"> is evaluated, since the rest of the expression can never alter the value. <text:s/></text:span><text:span text:style-name="T44"><text:s/></text:span></text:p>
      <text:h text:style-name="Heading_20_1" text:outline-level="1"><text:bookmark-start text:name="__RefHeading___Toc16726_2011254424"/>Variables<text:bookmark-end text:name="__RefHeading___Toc16726_2011254424"/></text:h>
      <text:p text:style-name="P44">A <text:span text:style-name="T23">variable </text:span><text:span text:style-name="T39"><text:s/>holds a value. To assign a value, you <text:s/>must use </text:span><text:span text:style-name="T59">:= </text:span></text:p>
      <text:p text:style-name="P8"><text:s text:c="3"/>x := 2+3</text:p>
      <text:p text:style-name="Preformatted_20_Text"><text:s text:c="3"/>x</text:p>
      <text:p text:style-name="Preformatted_20_Text">5</text:p>
      <text:p text:style-name="P52"/>
      <text:p text:style-name="P44"><text:span text:style-name="T60">When variables are assigned, their values are not shown. To see what is in a variable, type it and hit return. </text:span><text:span text:style-name="T62">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62">I</text:span><text:span text:style-name="T66">f a variable is not assigned, </text:span><text:span text:style-name="T73">it </text:span><text:span text:style-name="T96">can be tested. For instance, if </text:span><text:span text:style-name="T3">foo</text:span><text:span text:style-name="T96"> is not defined</text:span></text:p>
      <text:p text:style-name="Preformatted_20_Text"><text:soft-page-break/><text:s text:c="3"/><text:span text:style-name="T113">is_defined(</text:span>foo<text:span text:style-name="T113">)</text:span></text:p>
      <text:p text:style-name="P14">false</text:p>
      <text:p text:style-name="Text_20_body"/>
      <text:h text:style-name="Heading_20_2" text:outline-level="2"><text:bookmark-start text:name="__RefHeading___Toc16728_2011254424"/><text:span text:style-name="T95">S</text:span>tems<text:bookmark-end text:name="__RefHeading___Toc16728_2011254424"/></text:h>
      <text:p text:style-name="P91">Scalars are simple values, such as a number, boolean or string (the three major type of scalar). This is in contra<text:span text:style-name="T97">s</text:span>t to <text:span text:style-name="T23">stem</text:span><text:span text:style-name="T39"> or aggregate variables. The basic idea is that there is the variable name + one or more periods followed by an index reference. </text:span></text:p>
      <text:h text:style-name="P103" text:outline-level="3">Lists</text:h>
      <text:p text:style-name="P90">Lists are stems with integer keys. You can create them directly:</text:p>
      <text:p text:style-name="P18"><text:s text:c="3"/><text:span text:style-name="T126">x. := [2,4,6,'foo']</text:span></text:p>
      <text:p text:style-name="P111">or just assign the values explicitly</text:p>
      <text:p text:style-name="P112"/>
      <text:p text:style-name="P18"><text:s text:c="3"/>x.0 := 2; x.1:= <text:span text:style-name="T126">4</text:span>; x.2 := <text:span text:style-name="T126">6</text:span>; <text:span text:style-name="T126">x.3 := 'foo';</text:span></text:p>
      <text:p text:style-name="Preformatted_20_Text"><text:s text:c="3"/><text:span text:style-name="T83">x.</text:span></text:p>
      <text:p text:style-name="P2">[2,3,5, <text:span text:style-name="T126">foo</text:span>]</text:p>
      <text:p text:style-name="P53"/>
      <text:h text:style-name="P103" text:outline-level="3">Maps</text:h>
      <text:p text:style-name="P90">The more familiar map works the same</text:p>
      <text:p text:style-name="P18"><text:s text:c="3"/>y. :<text:span text:style-name="T126">= {'foo' : 'bar', 'fnord' : 'baz'}</text:span></text:p>
      <text:p text:style-name="P53"/>
      <text:p text:style-name="P55"><text:span text:style-name="T83">o</text:span>r set them explicitly</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53"/>
      <text:p text:style-name="P45"><text:span text:style-name="T60">Stems may also refer to other stems. So <text:s/>adding another key of </text:span><text:span text:style-name="T32">x</text:span><text:span text:style-name="T60">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37">Stems are actually extremely powerful data structures <text:span text:style-name="T84">(known technically as </text:span><text:span text:style-name="T25">associative arrays</text:span><text:span text:style-name="T43">) with a very convenient syntax for accessing elements. </text:span><text:span text:style-name="T48">the operations available make them actually more akin to mini-databases. </text:span></text:p>
      <text:h text:style-name="P100" text:outline-level="2"><text:soft-page-break/>Basic operations on stems</text:h>
      <text:h text:style-name="P103" text:outline-level="3">Remove an element</text:h>
      <text:p text:style-name="Preformatted_20_Text">remove(<text:span text:style-name="T126">x.0)</text:span></text:p>
      <text:p text:style-name="P113"/>
      <text:p text:style-name="P113">Removes the given key from this stem</text:p>
      <text:h text:style-name="Heading_20_3" text:outline-level="3"><text:span text:style-name="T43">C</text:span><text:span text:style-name="T39">hange an element</text:span></text:h>
      <text:p text:style-name="P111">Just set it with the assignment operator </text:p>
      <text:p text:style-name="Preformatted_20_Text">y.'foo' := 42</text:p>
      <text:p text:style-name="P114"/>
      <text:h text:style-name="P103" text:outline-level="3">Does an element exist?</text:h>
      <text:p text:style-name="Preformatted_20_Text"><text:s text:c="3"/>is_defined(y.'foo')</text:p>
      <text:p text:style-name="P19">true</text:p>
      <text:p text:style-name="P19"><text:s text:c="3"/>is_defined(y.'my_key')</text:p>
      <text:p text:style-name="P19">false</text:p>
      <text:p text:style-name="Text_20_body">Note t<text:span text:style-name="T126">hat this really tests if the specific key is in the stem</text:span></text:p>
      <text:h text:style-name="P104" text:outline-level="3">Count the elements in a stem</text:h>
      <text:p text:style-name="Preformatted_20_Text"><text:s text:c="3"/><text:span text:style-name="T127">size(y.)</text:span></text:p>
      <text:p text:style-name="Preformatted_20_Text">3</text:p>
      <text:h text:style-name="P103" text:outline-level="3">Does the stem contain a value</text:h>
      <text:p text:style-name="Preformatted_20_Text"><text:s text:c="3"/>has_value(y., 'bar')</text:p>
      <text:p text:style-name="Preformatted_20_Text">true</text:p>
      <text:p text:style-name="P70"/>
      <text:p text:style-name="P96">Example comparing Python and QDL</text:p>
      <text:p text:style-name="P92">In python, the syntax for lists is rather similar and they have a concept of a “list comprehension” which is simply having an embedded loop to do something.</text:p>
      <text:p text:style-name="P92">Python:</text:p>
      <text:p text:style-name="Preformatted_20_Text">fruits = ["apple", "banana", "cherry", "kiwi", "mango"]<text:line-break/>newlist = [x for x in fruits if "a" in x]<text:line-break/>print(newlist)</text:p>
      <text:p text:style-name="P94">['apple', 'banana', 'mango']</text:p>
      <text:p text:style-name="P38"/>
      <text:p text:style-name="P38">in QDL, you do this with a lambda function that is passed to the pick function</text:p>
      <text:p text:style-name="P38"/>
      <text:p text:style-name="Preformatted_20_Text">fruits. := ['apple','banana','cherry','kiwi','mango']</text:p>
      <text:p text:style-name="Preformatted_20_Text"><text:s text:c="2"/>pick((v)-&gt;'a'&lt;v, fruits.)</text:p>
      <text:p text:style-name="Preformatted_20_Text">{0:apple, 1:banana, 4:mango}</text:p>
      <text:p text:style-name="P39"><text:soft-page-break/>Note that this picks them and tells you the indices where they were found, if you want to just re-order the list, use the <text:span text:style-name="T77">~ </text:span><text:span text:style-name="T79">(tilde) operator:</text:span></text:p>
      <text:p text:style-name="Preformatted_20_Text"><text:s text:c="2"/>~pick((v)-&gt;'a'&lt;v, fruits.)</text:p>
      <text:p text:style-name="Preformatted_20_Text">[apple,banana,mango]</text:p>
      <text:h text:style-name="P101" text:outline-level="2">Extension</text:h>
      <text:p text:style-name="P93"><text:span text:style-name="T43">A very, very useful and important idea in QDL is </text:span><text:span text:style-name="T38">extension </text:span><text:span text:style-name="T43">meaning that all basic operations are extended to every element of a stem. This means that control structure like loops to access elements are not needed. </text:span><text:span text:style-name="T76">For instance to add 10 to all elements of a list</text:span></text:p>
      <text:p text:style-name="P20"><text:s text:c="3"/>[2,4,6,8] + 10</text:p>
      <text:p text:style-name="P20">[12,14,16,18]</text:p>
      <text:p text:style-name="P93"/>
      <text:p text:style-name="P37"><text:span text:style-name="T43"><text:s/>To raise every number </text:span><text:span text:style-name="T46">in a list </text:span><text:span text:style-name="T43">to its square then would be</text:span></text:p>
      <text:p text:style-name="P27"/>
      <text:p text:style-name="P13"><text:span text:style-name="T43"><text:s text:c="3"/></text:span><text:span text:style-name="T46">[1,2,3,4,5]^2</text:span></text:p>
      <text:p text:style-name="P13"><text:span text:style-name="T46">[</text:span><text:span text:style-name="T39">1,4,9,16,25]</text:span></text:p>
      <text:p text:style-name="P70"/>
      <text:p text:style-name="P74">A much more complex example is computing the hyperbolic sine of several values </text:p>
      <text:p text:style-name="P13"><text:s text:c="3"/><text:span text:style-name="T85">sinh([1,2,3,4,5]/12)</text:span></text:p>
      <text:p text:style-name="P13">[</text:p>
      <text:p text:style-name="P13"><text:s/>0.083429817445953,</text:p>
      <text:p text:style-name="P13"><text:s/>0.167439343987515,</text:p>
      <text:p text:style-name="P13"><text:s/>0.252612316808168,</text:p>
      <text:p text:style-name="P13"><text:s/>0.33954055725615,</text:p>
      <text:p text:style-name="P13"><text:s/>0.428828083093884</text:p>
      <text:p text:style-name="P3">]</text:p>
      <text:p text:style-name="P26"/>
      <text:p text:style-name="P21">Note especially: <text:span text:style-name="T60">Stems are accessed with a period (the index operator) and the rule is that </text:span></text:p>
      <text:p text:style-name="P28"/>
      <text:list xml:id="list3189053423" text:style-name="L1">
        <text:list-item>
          <text:p text:style-name="P108">The left most term is the stem, everything to its right is some form of index.</text:p>
        </text:list-item>
        <text:list-item>
          <text:p text:style-name="P106"><text:span text:style-name="T63">If </text:span><text:span text:style-name="T72">an </text:span><text:span text:style-name="T63">index is undefined, the string value of the index is used.</text:span></text:p>
        </text:list-item>
        <text:list-item>
          <text:p text:style-name="P107"><text:span text:style-name="T63">If </text:span><text:span text:style-name="T72">an</text:span><text:span text:style-name="T63"> index refers to a variable, that value is substituted</text:span></text:p>
        </text:list-item>
        <text:list-item>
          <text:p text:style-name="P109">Multiple indices are substituted from the right.</text:p>
        </text:list-item>
        <text:list-item>
          <text:p text:style-name="P110">If a list is used as the index (after every other way to resolve it), then it is interpreted as follows:</text:p>
        </text:list-item>
      </text:list>
      <text:p text:style-name="P33">a.p.q. … r == a.[p,q, … ,r]</text:p>
      <text:p text:style-name="P28"/>
      <text:p text:style-name="P35"/>
      <text:p text:style-name="P25"><text:span text:style-name="T60">So for instance using the above value of </text:span><text:span text:style-name="T15">x.</text:span></text:p>
      <text:p text:style-name="P28"/>
      <text:p text:style-name="Preformatted_20_Text"><text:s text:c="3"/>j:= 0</text:p>
      <text:p text:style-name="Preformatted_20_Text"><text:s text:c="3"/>x.j</text:p>
      <text:p text:style-name="P4">2</text:p>
      <text:p text:style-name="P28"/>
      <text:p text:style-name="P24"><text:span text:style-name="T67">Here, </text:span><text:span text:style-name="T15">x.</text:span><text:span text:style-name="T67"> is the stem, </text:span><text:span text:style-name="T15">j</text:span><text:span text:style-name="T67"> is the index. </text:span><text:span text:style-name="T60">Since </text:span><text:span text:style-name="T15">j</text:span><text:span text:style-name="T60"> is 0, </text:span><text:span text:style-name="T13">x.j</text:span><text:span text:style-name="T60"> resolves to </text:span><text:span text:style-name="T13">x.0</text:span><text:span text:style-name="T60"> which is the value </text:span><text:span text:style-name="T67">2</text:span><text:span text:style-name="T60">. If you are used to other programming languages, you are probably used to an expression like (e.g. in C)</text:span></text:p>
      <text:p text:style-name="P28"/>
      <text:p text:style-name="P22"><text:span text:style-name="T8">x[0] = 2</text:span><text:span text:style-name="T60"> </text:span></text:p>
      <text:p text:style-name="P28"/>
      <text:p text:style-name="P23"><text:soft-page-break/><text:span text:style-name="T60">The index operator is much more flexible and allows for a great simplification. </text:span><text:span text:style-name="T64">You could have a stem like</text:span></text:p>
      <text:p text:style-name="P29"/>
      <text:p text:style-name="Preformatted_20_Text">orders.time.manner.place</text:p>
      <text:p text:style-name="P29"/>
      <text:p text:style-name="P31"><text:span text:style-name="T64">That tracks an entire inventory system. You can populate it </text:span><text:span text:style-name="T65">for </text:span><text:span text:style-name="T64">various values of time, manner and place and then apply operations to see, </text:span><text:span text:style-name="T34">e.g.</text:span><text:span text:style-name="T64"> the latest date, or all things from a specific place. </text:span><text:span text:style-name="T63">See the reference manual for more details on stems and their uses. </text:span><text:span text:style-name="T64">They are surprisingly addictive and you'll probably start wishing other languages supported them </text:span><text:span text:style-name="T70">the way QDL does</text:span><text:span text:style-name="T70"><text:note text:id="ftn1" text:note-class="footnote"><text:note-citation>1</text:note-citation><text:note-body><text:p text:style-name="P32"><text:span text:style-name="T70"><text:s text:c="2"/>They are called </text:span><text:span text:style-name="T36">associative arrays</text:span><text:span text:style-name="T70">, </text:span><text:span text:style-name="T36">dictionaries</text:span><text:span text:style-name="T70">, or </text:span><text:span text:style-name="T36">maps</text:span><text:span text:style-name="T70"> in other languages, but none of these other languages really have </text:span><text:span text:style-name="T71">such </text:span><text:span text:style-name="T70">convenient ways of accessing them. </text:span><text:span text:style-name="T74">Check out the QDL function </text:span><text:span text:style-name="T20">query</text:span><text:span text:style-name="T74"> which lets you search a stem.</text:span></text:p></text:note-body></text:note></text:span><text:span text:style-name="T64">.</text:span></text:p>
      <text:p text:style-name="P30"/>
      <text:p text:style-name="P36"><text:span text:style-name="T71">Note that expressions can be used for indexing, quick example is the function </text:span><text:span text:style-name="T18">i(k) </text:span>t<text:span text:style-name="T108">h</text:span>at <text:span text:style-name="T108">simply returns </text:span><text:span text:style-name="T18">k</text:span>. <text:span text:style-name="T108">Then this is a fine way to access the stem </text:span><text:span text:style-name="T19">[;5]</text:span></text:p>
      <text:p text:style-name="P34"/>
      <text:p text:style-name="P10"><text:s text:c="3"/>[;5].i(2)</text:p>
      <text:p text:style-name="P9">2</text:p>
      <text:p text:style-name="P30"/>
      <text:p text:style-name="P30">(meaning, create a list from 0 to 5 (exclusive), grab the second element.) This makes stems enormously flexible and powerful. </text:p>
      <text:p text:style-name="P30"/>
      <text:h text:style-name="P105" text:outline-level="3">The major paradigm shift for most people</text:h>
      <text:p text:style-name="P78"><text:span text:style-name="T117">When starting to use QDL, the one paradigm shift that is hardest to wrap their heads around is the implicit looping and aggregate nature. <text:s/>So if a naive programmer wanted to fill up a stem with the values of the polynomial </text:span><text:span text:style-name="T29">x</text:span><text:span text:style-name="T118">2</text:span><text:span text:style-name="T117"> - 3</text:span><text:span text:style-name="T29">x</text:span><text:span text:style-name="T117"> +5 over the interval [-1,1] </text:span><text:span text:style-name="T119">in increments of 0.2, </text:span><text:span text:style-name="T117"><text:s/>they </text:span><text:span text:style-name="T119">would quite reasonably</text:span><text:span text:style-name="T117"> write</text:span></text:p>
      <text:p text:style-name="P15">a. := null;</text:p>
      <text:p text:style-name="P15">while[</text:p>
      <text:p text:style-name="P15"><text:s text:c="4"/>for_next(i, 11)</text:p>
      <text:p text:style-name="P15"><text:s text:c="2"/>][</text:p>
      <text:p text:style-name="P15"><text:s text:c="4"/>x := i*0.2 - 1; // increment to the next element starting at -1</text:p>
      <text:p text:style-name="P15"><text:s text:c="4"/>a.i := x^2 - 3*x -+ 5;</text:p>
      <text:p text:style-name="P15"><text:s text:c="2"/>];</text:p>
      <text:p text:style-name="Text_20_body"/>
      <text:p text:style-name="P78"><text:span text:style-name="T30">à la</text:span><text:span text:style-name="T119"> C or Java, </text:span><text:span text:style-name="T117">which certainly does it. </text:span><text:span text:style-name="T119">T</text:span><text:span text:style-name="T117">he native QDL way is just</text:span></text:p>
      <text:p text:style-name="Preformatted_20_Text"><text:s text:c="3"/>x. := [|-1;1;1<text:span text:style-name="T119">1</text:span>|]; // <text:span text:style-name="T117">fills up stem with correct values</text:span></text:p>
      <text:p text:style-name="Preformatted_20_Text"><text:s text:c="3"/>a. := x.^2 - 3*x. + 5;</text:p>
      <text:p text:style-name="P77"/>
      <text:p text:style-name="P79">which is a lot more readable and can be digested at a glance. It is possible to <text:span text:style-name="T123">simply and clearly </text:span>write extremely complex expression in QDL that would be close to nightmarish in other languages on this account. If you can write a single term of the expression, then all the bookkeeping, looping etc is just done for you.</text:p>
      <text:p text:style-name="Text_20_body"><text:span text:style-name="T120">Moreover, QDL is almost a picture language for working with data. Let us say that you had a <text:s/>pair of stems to compare using a function, </text:span><text:span text:style-name="T31">f. </text:span><text:span text:style-name="T55">So </text:span><text:span text:style-name="T21">f(x,y) </text:span><text:span text:style-name="T55"><text:s/>returns true or false for the arguments. In QDL, this </text:span><text:soft-page-break/><text:span text:style-name="T55">would mean that </text:span><text:span text:style-name="T21">f(x.,y.) </text:span><text:span text:style-name="T55">operating on stems would return another stem of boolean values. How would you check that every element of </text:span><text:span text:style-name="T21">f(x.,y.) </text:span><text:span text:style-name="T120">is true? Well, since it may look like</text:span></text:p>
      <text:p text:style-name="Preformatted_20_Text"><text:s text:c="3"/><text:span text:style-name="T120">f(x.,y.)</text:span></text:p>
      <text:p text:style-name="P16">[true, true, false, true, true,true,true,true]</text:p>
      <text:p text:style-name="Text_20_body"/>
      <text:p text:style-name="P81"><text:span text:style-name="T120">the most intu</text:span><text:span text:style-name="T121">i</text:span><text:span text:style-name="T120">tive way to deal with it would be to slap logical </text:span><text:span text:style-name="T123">and</text:span><text:span text:style-name="T120"> </text:span><text:span text:style-name="T123">&amp;&amp;</text:span><text:span text:style-name="T120"> between each element. QDL has an operator (plus many more of other sorts) to do that:</text:span></text:p>
      <text:p text:style-name="Preformatted_20_Text"><text:s text:c="3"/>reduce(@&amp;&amp;, f(x.,y.))</text:p>
      <text:p text:style-name="Preformatted_20_Text">false</text:p>
      <text:p text:style-name="P80"/>
      <text:p text:style-name="Text_20_body"><text:span text:style-name="T120">All </text:span><text:span text:style-name="T21">reduce </text:span><text:span text:style-name="T120">does is take the first argument (@&amp;&amp; means to take the operator &amp;&amp; and use that as a thing itself) and distribute it to everything so conceptually it is</text:span></text:p>
      <text:p text:style-name="P16"><text:s text:c="5"/>&amp;&amp; <text:s text:c="3"/>&amp;&amp; <text:s text:c="4"/>&amp;&amp; <text:s text:c="3"/>&amp;&amp; <text:s text:c="3"/>&amp;&amp; <text:s text:c="3"/>&amp;&amp; <text:s text:c="3"/>&amp;&amp;</text:p>
      <text:p text:style-name="P16">[true, true, false, true, true, true, true, true]</text:p>
      <text:p text:style-name="P81"/>
      <text:p text:style-name="P82">There are many more such operators in QDL that can make your programming quite simple and intuitive.</text:p>
      <text:p text:style-name="P97"><text:span text:style-name="T109">A few </text:span><text:span text:style-name="T112">more </text:span><text:span text:style-name="T109">quick examples for stems</text:span></text:p>
      <text:p text:style-name="P11"><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109">b</text:span></text:span></text:p>
      <text:p text:style-name="Preformatted_20_Text"><text:span text:style-name="Source_20_Text"><text:s text:c="4"/>c := 'last'; <text:s text:c="4"/>// <text:s text:c="3"/>“ 'last' to <text:s/></text:span><text:span text:style-name="Source_20_Text"><text:span text:style-name="T109">c</text:span></text:span></text:p>
      <text:p text:style-name="Preformatted_20_Text"><text:span text:style-name="Source_20_Text"><text:s text:c="2"/>a.b := 2; <text:s text:c="9"/>// <text:s text:c="3"/>“ <text:s text:c="3"/>2 <text:s text:c="2"/>to <text:s/></text:span><text:span text:style-name="Source_20_Text"><text:span text:style-name="T109">a</text:span></text:span><text:span text:style-name="Source_20_Text">.4</text:span></text:p>
      <text:p text:style-name="P10"><text:span text:style-name="Source_20_Text"><text:s text:c="2"/>a.c := 5; <text:s text:c="9"/>// <text:s text:c="3"/>“ <text:s text:c="3"/>5 <text:s text:c="2"/>to <text:s/></text:span><text:span text:style-name="Source_20_Text"><text:span text:style-name="T109">a</text:span></text:span><text:span text:style-name="Source_20_Text">.'last'</text:span></text:p>
      <text:p text:style-name="P94"><text:span text:style-name="Source_20_Text">x.a.b := 'cv3d'; <text:s text:c="4"/>// <text:s text:c="3"/>“ 'cv3d' to <text:s/></text:span><text:span text:style-name="Source_20_Text"><text:span text:style-name="T109">x</text:span></text:span><text:span text:style-name="Source_20_Text">.3.4</text:span></text:p>
      <text:p text:style-name="Text_20_body"><text:span text:style-name="T110">Note that there are two variables, </text:span><text:span text:style-name="T16">a</text:span><text:span text:style-name="T9"> </text:span><text:span text:style-name="T110">(a scalar) and </text:span><text:span text:style-name="T16">a.</text:span><text:span text:style-name="T9"> </text:span><text:span text:style-name="T110">(a stem).</text:span></text:p>
      <text:p text:style-name="Heading">Example of counting words</text:p>
      <text:p text:style-name="P75">In this example, we will prompt the user for a sentence and count the words in it. <text:span text:style-name="T121">This uses a stem in an unexpected way, as an accumulator for values.</text:span></text:p>
      <text:p text:style-name="Preformatted_20_Text">count. := {*:0};</text:p>
      <text:p text:style-name="Preformatted_20_Text"><text:span text:style-name="T114">words</text:span>. := tokenize(scan('enter sentence: '), ' ');</text:p>
      <text:p text:style-name="Preformatted_20_Text">while[for_next(j, <text:span text:style-name="T114">words</text:span>.)][count.j := count.j+1;];</text:p>
      <text:p text:style-name="Preformatted_20_Text">say(count.);</text:p>
      <text:p text:style-name="P75"/>
      <text:p text:style-name="P75">You can put this in a script and run it. How it works. By each line</text:p>
      <text:list xml:id="list4148997409" text:style-name="L2">
        <text:list-item>
          <text:p text:style-name="P118">Set the default for the stem count. to 0. This effectively sets every possible value to 0.</text:p>
        </text:list-item>
        <text:list-item>
          <text:p text:style-name="P117"><text:span text:style-name="T116">Prompts the user for a </text:span><text:span text:style-name="T114">sentence from the command line, </text:span><text:span text:style-name="T116">read it</text:span><text:span text:style-name="T114"> and tokenizes it by blank. The result is a list of words stored in </text:span><text:span text:style-name="T4">words.</text:span></text:p>
        </text:list-item>
        <text:list-item>
          <text:p text:style-name="P116"><text:soft-page-break/><text:span text:style-name="T114">loops over elements in </text:span><text:span text:style-name="T4">words.</text:span> <text:span text:style-name="T114">Note that the index in </text:span><text:span text:style-name="T4">count.</text:span> <text:span text:style-name="T114">is just the word itself. adds one to the current word count</text:span></text:p>
        </text:list-item>
        <text:list-item>
          <text:p text:style-name="P118">Prints the resulting stem.</text:p>
        </text:list-item>
      </text:list>
      <text:p text:style-name="P75"><text:s/>E.g. of running this (in the script /tmp/wc.qdl)</text:p>
      <text:p text:style-name="Preformatted_20_Text"><text:s text:c="3"/>script_run('/tmp/wc.qdl');</text:p>
      <text:p text:style-name="Preformatted_20_Text">enter sentence: mairzy doats and doze<text:span text:style-name="T115">y</text:span> doats and liddle lamb<text:span text:style-name="T121">s</text:span>ie divey</text:p>
      <text:p text:style-name="Preformatted_20_Text">{*:0, doats:2, lamb<text:span text:style-name="T121">s</text:span>ie:1, mairzy:1, liddle:1, and:2, divey:1, doze<text:span text:style-name="T115">y</text:span>:1}</text:p>
      <text:p text:style-name="P75"/>
      <text:p text:style-name="P75">So the words “doats” and “and” are repeated twice each.</text:p>
      <text:p text:style-name="P75"/>
      <text:h text:style-name="Heading_20_3" text:outline-level="3"><text:bookmark-start text:name="__RefHeading___Toc16744_2011254424"/><text:span text:style-name="T64">S</text:span><text:span text:style-name="T60">ubsetting</text:span><text:bookmark-end text:name="__RefHeading___Toc16744_2011254424"/></text:h>
      <text:p text:style-name="P62"><text:span text:style-name="T68">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text:span><text:span text:style-name="T75">with default values – </text:span><text:span text:style-name="T68">like zero for numbers or blanks for strings. The problem with this is that if you are missing data, the system is creating information. </text:span><text:span text:style-name="T75">Convenient in formatting business reports, a nightmare in scientific computing. </text:span><text:span text:style-name="T72"><text:s/></text:span><text:span text:style-name="T68">QDL's solution is minimalist: </text:span><text:span text:style-name="T37">subsetting</text:span><text:span text:style-name="T35"> </text:span><text:span text:style-name="T68">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54"/>
      <text:p text:style-name="P54">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text:s/>useful idea. <text:span text:style-name="T121">If you are “missing” some of the answers you expected, this means point blank you were missing data to start with and now know where to track down the problem.</text:span></text:p>
      <text:h text:style-name="Heading_20_1" text:outline-level="1"><text:bookmark-start text:name="__RefHeading___Toc16730_2011254424"/><text:s/>Functions<text:bookmark-end text:name="__RefHeading___Toc16730_2011254424"/></text:h>
      <text:p text:style-name="Text_20_body"><text:span text:style-name="T22">A </text:span><text:span text:style-name="T24">function </text:span><text:span text:style-name="T40">is a self-contained </text:span><text:span text:style-name="T51">unit of code </text:span><text:span text:style-name="T40">that does a specific thing. </text:span><text:span text:style-name="T51">Generally they relate inputs to outputs. </text:span><text:span text:style-name="T40">There are several of them </text:span><text:span text:style-name="T41">that are built in. </text:span><text:span text:style-name="T42">This includes most standard Math functions (logarithms, sines and such) as well as a wealth of string and other commands. </text:span></text:p>
      <text:p text:style-name="Preformatted_20_Text"><text:span text:style-name="T42"><text:s text:c="3"/></text:span><text:span text:style-name="T51">sin(pi()/4)</text:span></text:p>
      <text:p text:style-name="Preformatted_20_Text">0.707106781186547</text:p>
      <text:p text:style-name="P67">computes the trigonometric sine of pi divided by 4. Note that in QDL pi() is a function. No argument means compute pi at the current precision, otherwise, compute pi raised to the power of the argument:</text:p>
      <text:p text:style-name="Preformatted_20_Text"><text:soft-page-break/><text:s text:c="2"/>pi(0.5)</text:p>
      <text:p text:style-name="Preformatted_20_Text">1.77245385090552</text:p>
      <text:p text:style-name="P67"/>
      <text:p text:style-name="P67">computed the square root of pi.</text:p>
      <text:h text:style-name="P102" text:outline-level="2">Defining your own function.</text:h>
      <text:p text:style-name="P75">The easiest way to define a function is using the so-called lambda notation</text:p>
      <text:p text:style-name="Preformatted_20_Text">def -&gt; statement</text:p>
      <text:p text:style-name="P75"/>
      <text:p text:style-name="P75">which will evaluate the statement and return the result. This works for single statement functions. You can create much more complex functions using the define[] statement. </text:p>
      <text:p text:style-name="P95">Example</text:p>
      <text:p text:style-name="Preformatted_20_Text"><text:s text:c="3"/>f(x)-&gt; x^2</text:p>
      <text:p text:style-name="Preformatted_20_Text"><text:s text:c="3"/>f(3)</text:p>
      <text:p text:style-name="Preformatted_20_Text">9</text:p>
      <text:p text:style-name="P75"/>
      <text:p text:style-name="P76">QDL is what is termed a <text:span text:style-name="T23">functional language </text:span><text:span text:style-name="T39">which means it is very, very easy to define and use functions. </text:span></text:p>
      <text:h text:style-name="Heading_20_2" text:outline-level="2"><text:bookmark-start text:name="__RefHeading___Toc16732_2011254424"/>Help!<text:bookmark-end text:name="__RefHeading___Toc16732_2011254424"/></text:h>
      <text:p text:style-name="P44">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44"/>
      <text:p text:style-name="P44">This tells you the syntax and has a basic description. </text:p>
      <text:p text:style-name="Preformatted_20_Text">)help *</text:p>
      <text:p text:style-name="Text_20_body"/>
      <text:p text:style-name="P71">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46">There are a couple of ways to do this. For instance, the most basic program is of the form</text:p>
      <text:p text:style-name="P72">name(args)-&gt; <text:span text:style-name="T23">expression</text:span></text:p>
      <text:p text:style-name="P73"><text:span text:style-name="T43">where the </text:span><text:span text:style-name="T12">args</text:span><text:span text:style-name="T43"> </text:span><text:span text:style-name="T53">is</text:span><text:span text:style-name="T43"> a list of arguments and the expression is a single expression which is returned by the function. The standard Hello World would be</text:span></text:p>
      <text:p text:style-name="Preformatted_20_Text"><text:s text:c="3"/>hw()-<text:span text:style-name="T84">&gt;</text:span>'Hello World!'</text:p>
      <text:p text:style-name="P47"><text:soft-page-break/></text:p>
      <text:p text:style-name="Preformatted_20_Text"><text:s text:c="3"/>hw()</text:p>
      <text:p text:style-name="Preformatted_20_Text">Hello World!</text:p>
      <text:p text:style-name="P47"/>
      <text:p text:style-name="P50">There is a much more comprehensive way to define functions (which includes making them self-documenting) which is in the reference manual. </text:p>
      <text:p text:style-name="P66"><text:span text:style-name="T48">You may also pass anonymous functions as arguments for instance to the built-in </text:span><text:span text:style-name="T17">for_each</text:span><text:span text:style-name="T48"> function. </text:span><text:span text:style-name="T49">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51"/>
      <text:p text:style-name="P66"><text:span text:style-name="T48">(</text:span><text:span text:style-name="T49">So the input values are is the 10 element list (called a closed </text:span><text:span text:style-name="T50">slice</text:span><text:span text:style-name="T49">) of decimals from -1 to 1 and the output values is the product of the hyperbolic sine and cosine.) </text:span></text:p>
      <text:p text:style-name="P66"><text:span text:style-name="T48">Because of this, functions are processed in the order they are found and you must define a function before you use it. Some other programming languages are “Platonic” in the sense that functions just exist. </text:span><text:span text:style-name="T54">For instance, in Java functions are defined in a class and you make instances of the class. Java tries to support lambda functions (as these are called) but the result is a very clunky <text:s/>mix of interfaces </text:span><text:span text:style-name="T56">and special cases</text:span><text:span text:style-name="T54">. </text:span><text:span text:style-name="T48"><text:s/></text:span><text:span text:style-name="T50">I</text:span><text:span text:style-name="T48">n QDL (which is a functional programming language) they may be used and created any place </text:span><text:span text:style-name="T50">and even passed around as arguments to functions</text:span><text:span text:style-name="T48">. </text:span><text:span text:style-name="T50">This makes them behave more or less like variables.</text:span><text:span text:style-name="T48"> <text:s/></text:span></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4-06-20T06:18:00.622152404</dc:date>
    <meta:editing-duration>P51DT15H48M</meta:editing-duration>
    <meta:editing-cycles>43</meta:editing-cycles>
    <meta:generator>LibreOffice/6.4.7.2$Linux_X86_64 LibreOffice_project/40$Build-2</meta:generator>
    <meta:document-statistic meta:table-count="0" meta:image-count="0" meta:object-count="0" meta:page-count="13" meta:paragraph-count="325" meta:word-count="3652" meta:character-count="21597" meta:non-whitespace-character-count="17578"/>
  </office:meta>
</office:document-meta>
</file>